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TW MBE" svg:font-family="'AR PL UKai TW MBE'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Roboto Slab" svg:font-family="'Roboto Slab'" style:font-pitch="variable"/>
    <style:font-face style:name="Times New Roman" svg:font-family="'Times New Roman'" style:font-family-generic="roman"/>
    <style:font-face style:name="Tinos" svg:font-family="Tino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language="de" fo:country="DE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T1" style:family="text">
      <style:text-properties officeooo:rsid="001a3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rzanleitung</text:p>
      <text:p text:style-name="P1"/>
      <text:p text:style-name="P2">Das Programm liest beliebige mathematische Funktionen, wertet diese aus und zeichnet sie.</text:p>
      <text:p text:style-name="P2"/>
      <text:p text:style-name="P2">Die mathematischen Ausdrücke können auf der linken Seite eingegeben werden. Bis zu acht Ausdrücke/Funktionen können parallel bearbeitet und gezeichnet werden. <text:span text:style-name="T1">Mit der Enter-Taste kann eine weitere Funktion hinzugefügt werden.</text:span></text:p>
      <text:p text:style-name="P2">Ist die Eingabe syntaktisch nicht korrekt, wird dies vom Programm gemeldet.</text:p>
      <text:p text:style-name="P2"/>
      <text:p text:style-name="P2">Es sind beliebige mathematische Ausdrücke möglich, mit den Operatoren +, -, *, <text:s/>/ und <text:s/>^. Zusätzlich sind einige wichtige Funktionen implementiert: sin(), cos(), tan(), abs(), log(), und sqrt().</text:p>
      <text:p text:style-name="P2">Die <text:span text:style-name="T1">U</text:span>nbekannte muss immer mit dem Namen “x” bezeichnet werden. Es können aber auch mathematische Ausdrücke bearbeitet werden, die keine Unbekannte enthalten.</text:p>
      <text:p text:style-name="P2"/>
      <text:p text:style-name="P2">Auf der rechten Seite der Benutzeroberfläche wird nun der Ausdruck / die Funktion visualisiert.</text:p>
      <text:p text:style-name="P2">Durch das Drücken und Halten der linken Maustaste lässt sich das Sichtfenster verschieben. Durch nutzen des Mausrades kann hinein- und herausgezoomt werden. Alternativ kann dies auch durch das <text:span text:style-name="T1">B</text:span>etätigen der “+” und “-” Bedienelemente <text:span text:style-name="T1">unter dem Tab „Weiteres“ </text:span>erreicht werden.</text:p>
      <text:p text:style-name="P2"/>
      <text:p text:style-name="P2">Durch <text:span text:style-name="T1">Dr</text:span>ücken des <text:span text:style-name="T1">Zurücksetzen-</text:span>Buttons wird das Sichtfenster auf die Ausgangsposition <text:span text:style-name="T1">verschoben</text:span>.</text:p>
      <text:p text:style-name="P2">Zusätzlich kann die Farbe des Graph<text:span text:style-name="T1">s</text:span> durch <text:span text:style-name="T1">K</text:span>licken auf das farbige Rechteck links neben de<text:span text:style-name="T1">m</text:span> Textfeldes geändert werd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TW MBE" svg:font-family="'AR PL UKai TW MBE'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Roboto Slab" svg:font-family="'Roboto Slab'" style:font-pitch="variable"/>
    <style:font-face style:name="Times New Roman" svg:font-family="'Times New Roman'" style:font-family-generic="roman"/>
    <style:font-face style:name="Tinos" svg:font-family="Tinos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nos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1:50:22</meta:creation-date>
    <dc:date>2022-08-08T12:25:45.434510846</dc:date>
    <meta:editing-duration>PT23M54S</meta:editing-duration>
    <meta:editing-cycles>35</meta:editing-cycles>
    <meta:generator>LibreOffice/7.3.4.2$Linux_X86_64 LibreOffice_project/30$Build-2</meta:generator>
    <meta:document-statistic meta:table-count="0" meta:image-count="0" meta:object-count="0" meta:page-count="1" meta:paragraph-count="10" meta:word-count="186" meta:character-count="1339" meta:non-whitespace-character-count="1161"/>
  </office:meta>
</office:document-meta>
</file>